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1299in"/>
    </style:style>
    <style:style style:name="co3" style:family="table-column">
      <style:table-column-properties fo:break-before="auto" style:column-width="2.2937in"/>
    </style:style>
    <style:style style:name="co4" style:family="table-column">
      <style:table-column-properties fo:break-before="auto" style:column-width="1.4744in"/>
    </style:style>
    <style:style style:name="co5" style:family="table-column">
      <style:table-column-properties fo:break-before="auto" style:column-width="1.857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000000" style:vertical-align="top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9" table:default-cell-style-name="ce2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Store Procedure</text:p>
          </table:table-cell>
          <table:table-cell table:style-name="ce1" office:value-type="string">
            <text:p>Calling Method</text:p>
          </table:table-cell>
          <table:table-cell table:style-name="ce1" office:value-type="string">
            <text:p>Calling Object</text:p>
          </table:table-cell>
          <table:table-cell table:style-name="ce1" office:value-type="string">
            <text:p>Calling Page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ddTarget</text:p>
          </table:table-cell>
          <table:table-cell office:value-type="string">
            <text:p>AddTarget()</text:p>
          </table:table-cell>
          <table:table-cell office:value-type="string">
            <text:p>TargetBean.java</text:p>
          </table:table-cell>
          <table:table-cell office:value-type="string">
            <text:p>Content_Add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AddTargetSuggestion</text:p>
          </table:table-cell>
          <table:table-cell office:value-type="string">
            <text:p>AddTargetSuggestion()</text:p>
          </table:table-cell>
          <table:table-cell office:value-type="string">
            <text:p>TargetBean.java</text:p>
          </table:table-cell>
          <table:table-cell office:value-type="string">
            <text:p>Content_Add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GetValidUser</text:p>
          </table:table-cell>
          <table:table-cell office:value-type="string">
            <text:p>Login(</text:p>
          </table:table-cell>
          <table:table-cell office:value-type="string">
            <text:p>LoginBean.java</text:p>
          </table:table-cell>
          <table:table-cell office:value-type="string">
            <text:p>Content_Login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PullAdvertPair</text:p>
          </table:table-cell>
          <table:table-cell office:value-type="string">
            <text:p>PullAdvertPair()</text:p>
          </table:table-cell>
          <table:table-cell office:value-type="string">
            <text:p>TargetBean.java</text:p>
          </table:table-cell>
          <table:table-cell office:value-type="string">
            <text:p>Layout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PullGlobalCounts</text:p>
          </table:table-cell>
          <table:table-cell office:value-type="string">
            <text:p>PullGlobalCounts()</text:p>
          </table:table-cell>
          <table:table-cell office:value-type="string">
            <text:p>TargetBean.java</text:p>
          </table:table-cell>
          <table:table-cell office:value-type="string">
            <text:p>Content_GlobalList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PullGlobalListAll</text:p>
          </table:table-cell>
          <table:table-cell office:value-type="string">
            <text:p>PullGlobalList(</text:p>
          </table:table-cell>
          <table:table-cell office:value-type="string">
            <text:p>TargetBean.java</text:p>
          </table:table-cell>
          <table:table-cell office:value-type="string">
            <text:p>Content_GlobalList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PullPersonalList</text:p>
          </table:table-cell>
          <table:table-cell office:value-type="string">
            <text:p>PullPersonalList(, setPersonalList(</text:p>
          </table:table-cell>
          <table:table-cell office:value-type="string">
            <text:p>TargetBean.java</text:p>
          </table:table-cell>
          <table:table-cell office:value-type="string">
            <text:p>Content_MyList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PullTargetPair</text:p>
          </table:table-cell>
          <table:table-cell office:value-type="string">
            <text:p>PullTargetPair(</text:p>
          </table:table-cell>
          <table:table-cell office:value-type="string">
            <text:p>TargetBean.java</text:p>
          </table:table-cell>
          <table:table-cell office:value-type="string">
            <text:p>Content_index.xhtml</text:p>
          </table:table-cell>
          <table:table-cell table:number-columns-repeated="1019"/>
        </table:table-row>
        <table:table-row table:style-name="ro1">
          <table:table-cell office:value-type="string">
            <text:p>PullUserCounts</text:p>
          </table:table-cell>
          <table:table-cell table:style-name="ce3" office:value-type="string">
            <text:p>PullUserCounts</text:p>
          </table:table-cell>
          <table:table-cell office:value-type="string">
            <text:p>PullUserCounts()</text:p>
          </table:table-cell>
          <table:table-cell office:value-type="string">
            <text:p>ManagementBean.java</text:p>
          </table:table-cell>
          <table:table-cell office:value-type="string">
            <text:p>Content_Management.xhtml</text:p>
          </table:table-cell>
          <table:table-cell table:number-columns-repeated="1019"/>
        </table:table-row>
        <table:table-row table:style-name="ro2">
          <table:table-cell office:value-type="string">
            <text:p>PullUserList</text:p>
          </table:table-cell>
          <table:table-cell table:style-name="ce3" office:value-type="string">
            <text:p>PullUserList</text:p>
          </table:table-cell>
          <table:table-cell office:value-type="string">
            <text:p>PullUserDataModel()</text:p>
            <text:p>PullUserList()</text:p>
          </table:table-cell>
          <table:table-cell office:value-type="string">
            <text:p>ManagementBean.java</text:p>
          </table:table-cell>
          <table:table-cell office:value-type="string">
            <text:p>Content_Management.xhtml</text:p>
          </table:table-cell>
          <table:table-cell table:number-columns-repeated="1019"/>
        </table:table-row>
        <table:table-row table:style-name="ro2">
          <table:table-cell table:number-columns-repeated="2" office:value-type="string">
            <text:p>SetOnlineStatus</text:p>
          </table:table-cell>
          <table:table-cell office:value-type="string">
            <text:p>setOnline(</text:p>
            <text:p>SetOffline(</text:p>
          </table:table-cell>
          <table:table-cell office:value-type="string">
            <text:p>LoginBean.java</text:p>
          </table:table-cell>
          <table:table-cell office:value-type="string">
            <text:p>Content_Login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SignUp</text:p>
          </table:table-cell>
          <table:table-cell office:value-type="string">
            <text:p>SignUp()</text:p>
          </table:table-cell>
          <table:table-cell office:value-type="string">
            <text:p>LoginBean.java</text:p>
          </table:table-cell>
          <table:table-cell office:value-type="string">
            <text:p>Content_SignUp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SwapTargets</text:p>
          </table:table-cell>
          <table:table-cell office:value-type="string">
            <text:p>SwapPositions(</text:p>
          </table:table-cell>
          <table:table-cell office:value-type="string">
            <text:p>TargetBean.java</text:p>
          </table:table-cell>
          <table:table-cell office:value-type="string">
            <text:p>Content_index.xhtm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Tables</text:p>
          </table:table-cell>
          <table:table-cell table:style-name="ce4" table:number-columns-repeated="3"/>
          <table:table-cell table:number-columns-repeated="1019"/>
        </table:table-row>
        <table:table-row table:style-name="ro1">
          <table:table-cell table:number-columns-repeated="2" office:value-type="string">
            <text:p>UpdateOptions</text:p>
          </table:table-cell>
          <table:table-cell office:value-type="string">
            <text:p>UpdateOptions()</text:p>
          </table:table-cell>
          <table:table-cell office:value-type="string">
            <text:p>LoginBean.java</text:p>
          </table:table-cell>
          <table:table-cell office:value-type="string">
            <text:p>Content_Options.xhtml</text:p>
          </table:table-cell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A1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5/12/2017</text:date>, <text:time>18:35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5M50S</meta:editing-duration>
    <meta:editing-cycles>5</meta:editing-cycles>
    <meta:generator>OpenOffice.org/3.3$Win32 OpenOffice.org_project/330m20$Build-9567</meta:generator>
    <dc:date>2017-05-12T18:35:57.85</dc:date>
    <meta:document-statistic meta:table-count="3" meta:cell-count="77" meta:object-count="0"/>
    <meta:user-defined meta:name="Info 1"/>
    <meta:user-defined meta:name="Info 2"/>
    <meta:user-defined meta:name="Info 3"/>
    <meta:user-defined meta:name="Info 4"/>
  </office:meta>
</office:document-meta>
</file>